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6633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1.579cm" fo:min-width="5.291cm"/>
    </style:style>
    <style:style style:name="gr3" style:family="graphic" style:parent-style-name="standard">
      <style:graphic-properties draw:fill="solid" draw:fill-color="#0099ff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fill-image-width="0cm" draw:fill-image-height="0cm" draw:textarea-horizontal-align="justify" draw:textarea-vertical-align="middle" draw:auto-grow-height="fals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solid" draw:fill-color="#cccccc" draw:fill-image-width="0cm" draw:fill-image-height="0cm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ffffff" draw:fill-image-width="0cm" draw:fill-image-height="0cm" draw:textarea-vertical-align="middle"/>
    </style:style>
    <style:style style:name="gr8" style:family="graphic" style:parent-style-name="standard">
      <style:graphic-properties draw:stroke="none" draw:fill="solid" draw:fill-color="#ff6633" draw:fill-image-width="0cm" draw:fill-image-height="0cm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none"/>
    </style:style>
    <style:style style:name="pr1" style:family="presentation" style:parent-style-name="Standard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family="CodingFontTobi" style:font-pitch="fixed" fo:font-size="160pt" style:font-size-asian="160pt" style:font-size-complex="160pt"/>
    </style:style>
    <style:style style:name="T1" style:family="text">
      <style:text-properties fo:font-family="CodingFontTobi" style:font-pitch="fixed" fo:font-size="160pt" style:font-size-asian="160pt" style:font-size-complex="1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12.42cm" svg:height="4.648cm" svg:x="6.096cm" svg:y="0.45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791cm" svg:height="1.829cm" svg:x="8.229cm" svg:y="13.03cm">
          <draw:text-box>
            <text:p text:style-name="P2">Some Text</text:p>
          </draw:text-box>
        </draw:frame>
        <draw:custom-shape draw:style-name="gr3" draw:text-style-name="P1" draw:layer="layout" svg:width="1.219cm" svg:height="9.22cm" svg:x="0.99cm" svg:y="6.17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.154cm" svg:height="2.972cm" svg:x="13.791cm" svg:y="5.48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custom-shape draw:style-name="gr6" draw:text-style-name="P1" draw:layer="layout" svg:width="2.286cm" svg:height="19.355cm" svg:x="3.886cm" svg:y="0.762cm">
          <text:p/>
          <draw:enhanced-geometry svg:viewBox="0 0 21600 21600" draw:type="rectangle" draw:enhanced-path="M 0 0 L 21600 0 21600 21600 0 21600 0 0 Z N"/>
        </draw:custom-shape>
        <draw:polygon draw:style-name="gr7" draw:text-style-name="P1" draw:layer="layout" svg:width="23.621cm" svg:height="9.905cm" svg:x="2.286cm" svg:y="6.096cm" svg:viewBox="0 0 23622 9906" draw:points="23622,0 0,9906 0,0">
          <text:p/>
        </draw:polygon>
        <draw:custom-shape draw:style-name="gr3" draw:text-style-name="P1" draw:layer="layout" svg:width="1.524cm" svg:height="9.906cm" svg:x="25.908cm" svg:y="6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62cm" svg:height="0.762cm" svg:x="8.915cm" svg:y="10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draw:layer="layout" svg:width="13.563cm" svg:height="5.543cm" svg:x="3.581cm" svg:y="6.496cm">
          <draw:text-box>
            <text:p text:style-name="P3"><text:span text:style-name="T1">PONG</text:span></text:p>
          </draw:text-box>
        </draw:frame>
        <draw:custom-shape draw:style-name="gr3" draw:text-style-name="P1" draw:layer="layout" svg:width="1.524cm" svg:height="9.906cm" svg:x="0.762cm" svg:y="6.0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e6e6e6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6e6e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m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5T14:54:42</meta:creation-date>
    <meta:editing-duration>PT8M48S</meta:editing-duration>
    <meta:editing-cycles>2</meta:editing-cycles>
    <dc:date>2013-02-25T15:19:16</dc:date>
    <meta:document-statistic meta:object-count="35"/>
    <meta:generator>LibreOffice/3.6$Linux_X86_64 LibreOffice_project/360m1$Build-2</meta:generator>
  </office:meta>
</office:document-meta>
</file>